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華康中楷體" svg:font-family="華康中楷體, 新細明體"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text-properties style:letter-kerning="true"/>
    </style:style>
    <style:style style:name="P2" style:family="paragraph" style:parent-style-name="Footer">
      <style:paragraph-properties fo:text-align="end" style:justify-single-word="false"/>
      <style:text-properties style:letter-kerning="true"/>
    </style:style>
    <style:style style:name="P3" style:family="paragraph" style:parent-style-name="Standard">
      <style:text-properties style:font-name="標楷體" style:font-name-asian="標楷體" style:font-name-complex="標楷體"/>
    </style:style>
    <style:style style:name="P4" style:family="paragraph" style:parent-style-name="Standard">
      <style:text-properties style:font-name="標楷體" style:font-name-asian="標楷體" style:font-name-complex="標楷體"/>
    </style:style>
    <style:style style:name="P5" style:family="paragraph" style:parent-style-name="Standard">
      <style:paragraph-properties fo:margin-left="0cm" fo:margin-right="0cm" style:line-height-at-least="0.423cm" fo:text-align="justify" style:justify-single-word="false" fo:text-indent="9.998cm" style:auto-text-indent="false"/>
    </style:style>
    <style:style style:name="P6" style:family="paragraph" style:parent-style-name="Standard">
      <style:paragraph-properties fo:margin-left="0cm" fo:margin-right="0cm" fo:text-align="justify" style:justify-single-word="false" fo:text-indent="8.788cm" style:auto-text-indent="false"/>
      <style:text-properties style:font-name="標楷體" fo:font-size="9pt" style:font-name-asian="標楷體" style:font-size-asian="9pt" style:font-name-complex="標楷體" style:font-size-complex="9pt"/>
    </style:style>
    <style:style style:name="P7" style:family="paragraph" style:parent-style-name="Standard">
      <style:paragraph-properties fo:margin-left="0.91cm" fo:margin-right="0cm" fo:text-indent="-0.91cm" style:auto-text-indent="false"/>
    </style:style>
    <style:style style:name="P8" style:family="paragraph" style:parent-style-name="Standard">
      <style:paragraph-properties fo:margin-left="0.838cm" fo:margin-right="0cm" fo:text-indent="-0.838cm" style:auto-text-indent="false"/>
    </style:style>
    <style:style style:name="P9" style:family="paragraph" style:parent-style-name="Standard">
      <style:paragraph-properties fo:margin-left="0.838cm" fo:margin-right="0cm" fo:text-indent="-0.838cm" style:auto-text-indent="false"/>
      <style:text-properties style:font-name="標楷體" style:font-name-asian="標楷體" style:font-name-complex="標楷體"/>
    </style:style>
    <style:style style:name="P10" style:family="paragraph" style:parent-style-name="Standard">
      <style:paragraph-properties fo:margin-left="0.806cm" fo:margin-right="0cm" fo:text-indent="-0.002cm" style:auto-text-indent="false"/>
    </style:style>
    <style:style style:name="P11" style:family="paragraph" style:parent-style-name="Standard">
      <style:paragraph-properties fo:margin-left="0.806cm" fo:margin-right="0cm" fo:text-indent="-0.002cm" style:auto-text-indent="false"/>
      <style:text-properties style:font-name="標楷體" style:font-name-asian="標楷體" style:font-name-complex="標楷體"/>
    </style:style>
    <style:style style:name="P12" style:family="paragraph" style:parent-style-name="Standard">
      <style:paragraph-properties fo:margin-left="0.808cm" fo:margin-right="0cm" fo:text-indent="-0.808cm" style:auto-text-indent="false"/>
    </style:style>
    <style:style style:name="P13" style:family="paragraph" style:parent-style-name="Standard">
      <style:paragraph-properties fo:margin-left="0.804cm" fo:margin-right="0cm" fo:text-indent="0.004cm" style:auto-text-indent="false"/>
      <style:text-properties style:font-name="標楷體" style:font-name-asian="標楷體" style:font-name-complex="標楷體"/>
    </style:style>
    <style:style style:name="P14" style:family="paragraph" style:parent-style-name="Standard">
      <style:paragraph-properties fo:margin-left="1.753cm" fo:margin-right="0cm" fo:text-indent="-1.753cm" style:auto-text-indent="false"/>
    </style:style>
    <style:style style:name="P15" style:family="paragraph" style:parent-style-name="Standard">
      <style:paragraph-properties fo:margin-left="1.753cm" fo:margin-right="0cm" fo:text-indent="-1.753cm" style:auto-text-indent="false"/>
      <style:text-properties style:font-name="標楷體" style:font-name-asian="標楷體" style:font-name-complex="標楷體"/>
    </style:style>
    <style:style style:name="P16" style:family="paragraph" style:parent-style-name="Standard">
      <style:paragraph-properties fo:margin-left="0.813cm" fo:margin-right="0cm" fo:text-indent="0cm" style:auto-text-indent="false"/>
    </style:style>
    <style:style style:name="P17" style:family="paragraph" style:parent-style-name="Standard">
      <style:paragraph-properties fo:margin-left="0.813cm" fo:margin-right="0cm" fo:text-indent="0cm" style:auto-text-indent="false"/>
      <style:text-properties style:font-name="標楷體" style:font-name-asian="標楷體" style:font-name-complex="標楷體"/>
    </style:style>
    <style:style style:name="P18" style:family="paragraph" style:parent-style-name="Standard">
      <style:paragraph-properties fo:margin-left="1.85cm" fo:margin-right="0cm" fo:text-indent="-1.85cm" style:auto-text-indent="false"/>
    </style:style>
    <style:style style:name="P19" style:family="paragraph" style:parent-style-name="Standard">
      <style:paragraph-properties fo:margin-left="1.85cm" fo:margin-right="0cm" fo:text-indent="-1.85cm" style:auto-text-indent="false"/>
      <style:text-properties style:font-name="標楷體" style:font-name-asian="標楷體" style:font-name-complex="標楷體"/>
    </style:style>
    <style:style style:name="P20" style:family="paragraph" style:parent-style-name="Standard">
      <style:paragraph-properties fo:margin-left="1.842cm" fo:margin-right="0cm" fo:text-indent="-1.004cm" style:auto-text-indent="false"/>
    </style:style>
    <style:style style:name="P21" style:family="paragraph" style:parent-style-name="Standard" style:master-page-name="Standard">
      <style:paragraph-properties fo:text-align="center" style:justify-single-word="false" style:page-number="auto"/>
    </style:style>
    <style:style style:name="T1" style:family="text">
      <style:text-properties fo:font-size="16pt" style:font-size-asian="16pt" style:font-size-complex="16pt"/>
    </style:style>
    <style:style style:name="T2" style:family="text">
      <style:text-properties fo:font-size="16pt" style:font-name-asian="Times New Roman" style:font-size-asian="16pt" style:font-size-complex="16pt"/>
    </style:style>
    <style:style style:name="T3" style:family="text">
      <style:text-properties style:font-name="標楷體" fo:font-size="16pt" style:font-name-asian="標楷體" style:font-size-asian="16pt" style:font-name-complex="標楷體" style:font-size-complex="16pt"/>
    </style:style>
    <style:style style:name="T4" style:family="text">
      <style:text-properties style:font-name="標楷體" fo:font-size="9pt" style:font-name-asian="標楷體" style:font-size-asian="9pt" style:font-name-complex="標楷體" style:font-size-complex="9pt"/>
    </style:style>
    <style:style style:name="T5" style:family="text">
      <style:text-properties style:font-name="標楷體" style:font-name-asian="標楷體" style:font-name-complex="標楷體"/>
    </style:style>
    <style:style style:name="T6" style:family="text">
      <style:text-properties style:font-name="標楷體" style:font-name-asian="標楷體" style:font-name-complex="標楷體"/>
    </style:style>
    <style:style style:name="T7" style:family="text">
      <style:text-properties style:letter-kerning="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3">國立交通大學工學院院長遴選辦法</text:span></text:p>
      <text:p text:style-name="P5"><text:span text:style-name="T4">83年9月27日 訂定</text:span></text:p>
      <text:p text:style-name="P5"><text:span text:style-name="T4">86年5月6日 85學年度工學院第1次臨時院務會議修訂通過</text:span></text:p>
      <text:p text:style-name="P5"><text:span text:style-name="T4">97年6月26日96學年度工學院第1次院務會議修訂通過</text:span></text:p>
      <text:p text:style-name="P5"><text:span text:style-name="T4">100年11月7日100學年度工學院第1次院務會議修訂通過</text:span></text:p>
      <text:p text:style-name="P5"><text:span text:style-name="T4">100年11月25日100學年度第11次行政會議核備通過</text:span></text:p>
      <text:p text:style-name="P5"><text:span text:style-name="T4">101年12月19日101學年度工學院第2次院務會議修訂通過</text:span></text:p>
      <text:p text:style-name="P5"><text:span text:style-name="T4">101年12月28日101學年度第15次行政會議核備通過</text:span></text:p>
      <text:p text:style-name="P6"/>
      <text:p text:style-name="P7"><text:span text:style-name="T5">一 <text:s/>本辦法係依據國立交通大學組織規程及國立交通大學各學院院長選聘準則訂定之。</text:span></text:p>
      <text:p text:style-name="P8"><text:span text:style-name="T5">二 <text:s/>本學院院長一任三年，得續任一次。現任院長有意續任時，應於任期屆滿前十個月，由院務會議推選五名代表，組成續任工作小組，於一個月內辦理院長續任投票事宜。</text:span></text:p>
      <text:p text:style-name="P11">續任投票由本院編制內專任教師採無記名投票，但借調之教師不具投票權。投票時因休假、出國進修、出國開會或有要事須至遠地出差者可委託他人代為投票，委託書之格式由續任工作小組制定。</text:p>
      <text:p text:style-name="P10"><text:span text:style-name="T5">續任投票之同意票達實際投票人數二分之一以上，且達所有具投票權人數三分之一以上者，再由校長召開院長續任會議徵詢意見，經校長同意後，得續任一次。</text:span></text:p>
      <text:p text:style-name="P12"><text:span text:style-name="T5">三 <text:s/>本學院院長任期屆滿九個月前或院長出缺後二個月內應成立下任院長遴選委員會。</text:span></text:p>
      <text:p text:style-name="P13">遴選委員會置委員十一人，依下列方式產生：</text:p>
      <text:p text:style-name="P15"><text:s text:c="4"/>(一)主任委員一人：由校長或校長指定人士擔任之。</text:p>
      <text:p text:style-name="P14"><text:span text:style-name="T5"><text:s text:c="4"/>(二)院內教師代表七人：分別為機械系二名、土木系二名、材料系二名、環工所一名，各系所分配名額由系(所)內專任教師互選產生。</text:span></text:p>
      <text:p text:style-name="P15"><text:s text:c="4"/>(三)院外代表三人：由校長推薦院外公正熱心人士擔任之。</text:p>
      <text:p text:style-name="P17">遴選委員會委員若成為院長候選人或因故無法擔任遴選委員時，則退出委員會，由該系所再行推派一位代表遞補。</text:p>
      <text:p text:style-name="P9">四 <text:s/>院長遴選委員會之職掌為辦理下任院長之推薦、初審及監督選舉事務。</text:p>
      <text:p text:style-name="P16"><text:span text:style-name="T5">遴選委員會開會時，委員應親自出席，不得委託他人代理，非有三分之二以上委員出席不得開會。</text:span></text:p>
      <text:p text:style-name="P9">五 <text:s/>院長候選人推薦辦法：</text:p>
      <text:p text:style-name="P18"><text:span text:style-name="T5"><text:s text:c="4"/>(一</text:span><text:span text:style-name="T5">）</text:span><text:span text:style-name="T5">公開共同連署—由工學院講師以上專任教師八人以上共同連署推薦。</text:span></text:p>
      <text:p text:style-name="P19"><text:s text:c="3"/>（二）工學院各系(所)務會議推薦。</text:p>
      <text:p text:style-name="P19"><text:s text:c="3"/>（三）遴選委員會推薦。</text:p>
      <text:p text:style-name="P17">推薦時應附候選人學經歷資料。</text:p>
      <text:p text:style-name="P8"><text:span text:style-name="T5">六 <text:s/>院長候選人須具有教育部承認之國內外大學教授資格，且在學術上有卓越表現並具行政經驗及領導能力。</text:span></text:p>
      <text:p text:style-name="P17">院長候選人學經歷資料由遴選委員會初審後，於投票前發給各系所，以提供具投票資格之教師參考。</text:p>
      <text:p text:style-name="P8"><text:span text:style-name="T5">七 <text:s/>本院編制內之專任教師均得行使同意投票，但借調之教師不具投票權。因休假、出國進修、出國開會或有要事須至遠地出差者，可委託他人代為投票，委託書之格式由遴選委員會制定。</text:span></text:p>
      <text:p text:style-name="P11"><text:soft-page-break/>投票方式採無記名投票，投票圈選人數不加以限定。</text:p>
      <text:p text:style-name="P16"><text:span text:style-name="T5">開票時若某位院長候選人同意票達當天實際投票人數二分之一以上，且達所有具投票權人數三分之一以上者，即終止該候選人之開票。</text:span></text:p>
      <text:p text:style-name="P8"><text:span text:style-name="T5">八 <text:s/>投票結果之處理方式：</text:span></text:p>
      <text:p text:style-name="P18"><text:span text:style-name="T5"><text:s text:c="4"/>(一)若有二位以上院長候選人同意票達當天實際投票人數二分之一以上，且達所有具投票權人數三分之一以上者，則將通過之候選人簽請校長擇聘之。</text:span></text:p>
      <text:p text:style-name="P20"><text:span text:style-name="T5">(二)若同意票達當天實際投票人數二分之一以上，且達所有具投票權人數三分之一以上之院長候選人未達二位，則將同意票得票數前二高之候選人簽請校長擇聘之。</text:span></text:p>
      <text:p text:style-name="P17">校長必要時得不圈選由遴選委員會推薦之人選而重啟遴選作業。</text:p>
      <text:p text:style-name="P8"><text:span text:style-name="T5">九 <text:s/>本辦法經院務會議通過，提送行政會議核備後實施，修正時亦同。</text:span><text:span text:style-name="T2"> </text:span></text:p>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華康中楷體" svg:font-family="華康中楷體, 新細明體"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註解文字" style:family="paragraph" style:parent-style-name="Standard"/>
    <style:style style:name="註解主旨" style:family="paragraph" style:parent-style-name="註解文字" style:next-style-name="註解文字">
      <style:text-properties fo:font-weight="bold" style:font-weight-asian="bold" style:font-weight-complex="bold"/>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本文縮排_20_2" style:display-name="本文縮排 2" style:family="paragraph" style:parent-style-name="Standard">
      <style:paragraph-properties fo:margin-left="1.482cm" fo:margin-right="0cm" fo:margin-top="0.212cm" fo:margin-bottom="0.212cm" loext:contextual-spacing="false" style:line-height-at-least="0.706cm" fo:orphans="2" fo:widows="2" fo:text-indent="-1.482cm" style:auto-text-indent="false" style:text-autospace="none" style:vertical-align="bottom" style:snap-to-layout-grid="false">
        <style:tab-stops>
          <style:tab-stop style:position="1cm"/>
          <style:tab-stop style:position="1.501cm"/>
          <style:tab-stop style:position="2cm"/>
        </style:tab-stops>
      </style:paragraph-properties>
      <style:text-properties fo:font-size="14pt" style:letter-kerning="true" style:font-name-asian="華康中楷體" style:font-family-asian="華康中楷體, 新細明體" style:font-family-generic-asian="modern" style:font-size-asian="14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text-underline-style="solid" style:text-underline-width="auto" style:text-underline-color="font-colo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 fo:font-family="標楷體" style:font-family-generic="script" style:font-name-asian="標楷體" style:font-family-asian="標楷體" style:font-family-generic-asian="script" style:font-name-complex="標楷體" style:font-family-complex="標楷體" style:font-family-generic-complex="script" style:font-size-complex="13pt"/>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預設段落字型" style:family="text"/>
    <style:style style:name="註解參照" style:family="text">
      <style:text-properties fo:font-size="9pt" style:font-size-asian="9pt"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suffix="）" style:num-format="一, 二, 三, ...">
        <style:list-level-properties text:list-level-position-and-space-mode="label-alignment">
          <style:list-level-label-alignment text:label-followed-by="listtab" fo:text-indent="-0.529cm" fo:margin-left="2.064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listtab" fo:text-indent="-0.762cm" fo:margin-left="2.297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一, 二, 三, ..."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一, 二, 三, ...">
        <style:list-level-properties text:list-level-position-and-space-mode="label-alignment">
          <style:list-level-label-alignment text:label-followed-by="listtab" text:list-tab-stop-position="2.805cm" fo:text-indent="-1.27cm" fo:margin-left="2.805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529cm" fo:margin-left="2.064cm"/>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text:list-tab-stop-position="3.228cm" fo:text-indent="-0.847cm" fo:margin-left="3.22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075cm" fo:text-indent="-0.847cm" fo:margin-left="4.0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21cm" fo:text-indent="-0.847cm" fo:margin-left="4.921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text:list-tab-stop-position="5.768cm" fo:text-indent="-0.847cm" fo:margin-left="5.7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6.615cm" fo:text-indent="-0.847cm" fo:margin-left="6.61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7.461cm" fo:text-indent="-0.847cm" fo:margin-left="7.461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text:list-tab-stop-position="8.308cm" fo:text-indent="-0.847cm" fo:margin-left="8.30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9.155cm" fo:text-indent="-0.847cm" fo:margin-left="9.1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style:letter-kerning="true"/>
    </style:style>
    <style:style style:name="MP2" style:family="paragraph" style:parent-style-name="Footer">
      <style:paragraph-properties fo:text-align="end" style:justify-single-word="false"/>
      <style:text-properties style:letter-kerning="true"/>
    </style:style>
    <style:page-layout style:name="Mpm1">
      <style:page-layout-properties fo:page-width="21.001cm" fo:page-height="29.7cm" style:num-format="1" style:print-orientation="portrait" fo:margin-top="1.27cm" fo:margin-bottom="1.75cm" fo:margin-left="1.27cm" fo:margin-right="1.27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number:date-style style:name="N137">
      <number:month/>
      <number:text>/</number:text>
      <number:day/>
      <number:text>/</number:text>
      <number:year number:style="long"/>
    </number:date-style>
  </office:automatic-styles>
  <office:master-styles>
    <style:master-page style:name="Standard" style:page-layout-name="Mpm1">
      <style:footer>
        <text:p text:style-name="MP1"/>
        <text:p text:style-name="MP2"><text:date style:data-style-name="N137" text:date-value="2016-07-27T19:53:14.417999871">7/27/20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5LD2-VM</meta:initial-creator>
    <meta:creation-date>2014-11-12T17:03:00</meta:creation-date>
    <dc:creator>ichichuang</dc:creator>
    <dc:date>2014-11-12T17:03:00</dc:date>
    <meta:print-date>2012-12-18T16:34:00</meta:print-date>
    <meta:editing-cycles>2</meta:editing-cycles>
    <meta:document-statistic meta:table-count="0" meta:image-count="0" meta:object-count="0" meta:page-count="2" meta:paragraph-count="37" meta:word-count="1275" meta:character-count="1364" meta:non-whitespace-character-count="1316"/>
    <meta:generator>LibreOffice/5.1.4.2$Windows_x86 LibreOffice_project/f99d75f39f1c57ebdd7ffc5f42867c12031db97a</meta:generator>
  </office:meta>
</office:document-meta>
</file>